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/>
    <style:style style:name="ce2" style:family="table-cell" style:parent-style-name="Default" style:data-style-name="N133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annon-Fano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6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Znak</text:p>
          </table:table-cell>
          <table:table-cell office:value-type="string" calcext:value-type="string">
            <text:p>[ks]</text:p>
          </table:table-cell>
          <table:table-cell office:value-type="string" calcext:value-type="string">
            <text:p>[%]</text:p>
          </table:table-cell>
          <table:table-cell office:value-type="string" calcext:value-type="string">
            <text:p>kum. Cet.</text:p>
          </table:table-cell>
          <table:table-cell table:style-name="Default" office:value-type="string" calcext:value-type="string">
            <text:p>rkc</text:p>
          </table:table-cell>
          <table:table-cell office:value-type="float" office:value="0.5" calcext:value-type="float">
            <text:p>0.5</text:p>
          </table:table-cell>
          <table:table-cell table:style-name="Default" table:formula="of:=[.F1]/2" office:value-type="float" office:value="0.25" calcext:value-type="float">
            <text:p>0.25</text:p>
          </table:table-cell>
          <table:table-cell table:style-name="Default" table:formula="of:=[.G1]/2" office:value-type="float" office:value="0.125" calcext:value-type="float">
            <text:p>0.125</text:p>
          </table:table-cell>
          <table:table-cell table:style-name="Default" table:formula="of:=[.H1]/2" office:value-type="float" office:value="0.0625" calcext:value-type="float">
            <text:p>0.0625</text:p>
          </table:table-cell>
          <table:table-cell table:style-name="Default" table:formula="of:=[.I1]/2" office:value-type="float" office:value="0.03125" calcext:value-type="float">
            <text:p>0.03125</text:p>
          </table:table-cell>
          <table:table-cell table:style-name="Default" table:formula="of:=[.J1]/2" office:value-type="float" office:value="0.015625" calcext:value-type="float">
            <text:p>0.015625</text:p>
          </table:table-cell>
          <table:table-cell table:style-name="Default" table:formula="of:=[.K1]/2" office:value-type="float" office:value="0.0078125" calcext:value-type="float">
            <text:p>0.0078125</text:p>
          </table:table-cell>
          <table:table-cell table:formula="of:=[.L1]/2" office:value-type="float" office:value="0.00390625" calcext:value-type="float">
            <text:p>0.00390625</text:p>
          </table:table-cell>
          <table:table-cell table:style-name="ce4" office:value-type="string" calcext:value-type="string">
            <text:p>Vysledek</text:p>
          </table:table-cell>
        </table:table-row>
        <table:table-row table:style-name="ro1">
          <table:table-cell office:value-type="string" calcext:value-type="string">
            <text:p>⎵</text:p>
          </table:table-cell>
          <table:table-cell office:value-type="float" office:value="65" calcext:value-type="float">
            <text:p>65</text:p>
          </table:table-cell>
          <table:table-cell table:formula="of:=[.B2]/[.$B$58]" office:value-type="percentage" office:value="0.123106060606061" calcext:value-type="percentage">
            <text:p>12.31%</text:p>
          </table:table-cell>
          <table:table-cell table:formula="of:=[.B2]" office:value-type="float" office:value="65" calcext:value-type="float">
            <text:p>65</text:p>
          </table:table-cell>
          <table:table-cell table:formula="of:=[.D2]/[.$B$59]" office:value-type="float" office:value="0.00286368843069874" calcext:value-type="float">
            <text:p>0.00286</text:p>
          </table:table-cell>
          <table:table-cell table:style-name="ce3" office:value-type="float" office:value="0" calcext:value-type="float" table:number-columns-spanned="1" table:number-rows-spanned="32">
            <text:p>0</text:p>
          </table:table-cell>
          <table:table-cell office:value-type="float" office:value="0" calcext:value-type="float" table:number-columns-spanned="1" table:number-rows-spanned="20">
            <text:p>0</text:p>
          </table:table-cell>
          <table:table-cell office:value-type="float" office:value="0" calcext:value-type="float" table:number-columns-spanned="1" table:number-rows-spanned="13">
            <text:p>0</text:p>
          </table:table-cell>
          <table:table-cell office:value-type="float" office:value="0" calcext:value-type="float" table:number-columns-spanned="1" table:number-rows-spanned="8">
            <text:p>0</text:p>
          </table:table-cell>
          <table:table-cell office:value-type="float" office:value="0" calcext:value-type="float" table:number-columns-spanned="1" table:number-rows-spanned="5">
            <text:p>0</text:p>
          </table:table-cell>
          <table:table-cell office:value-type="float" office:value="0" calcext:value-type="float" table:number-columns-spanned="1" table:number-rows-spanned="3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>
            <text:p>0</text:p>
          </table:table-cell>
          <table:table-cell table:formula="of:=[.F2]&amp;[.G2]&amp;[.H2]&amp;[.I2]&amp;[.J2]&amp;[.K2]&amp;[.L2]&amp;[.M2]" office:value-type="string" office:string-value="00000000" calcext:value-type="string">
            <text:p>000000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formula="of:=[.B3]/[.$B$58]" office:value-type="percentage" office:value="0.0757575757575758" calcext:value-type="percentage">
            <text:p>7.58%</text:p>
          </table:table-cell>
          <table:table-cell table:formula="of:=[.D2]+[.B3]" office:value-type="float" office:value="105" calcext:value-type="float">
            <text:p>105</text:p>
          </table:table-cell>
          <table:table-cell table:formula="of:=[.D3]/[.$B$59]" office:value-type="float" office:value="0.00462595823420566" calcext:value-type="float">
            <text:p>0.00463</text:p>
          </table:table-cell>
          <table:covered-table-cell table:number-columns-repeated="7"/>
          <table:table-cell office:value-type="float" office:value="1" calcext:value-type="float">
            <text:p>1</text:p>
          </table:table-cell>
          <table:table-cell table:formula="of:=[.F2]&amp;[.G2]&amp;[.H2]&amp;[.I2]&amp;[.J2]&amp;[.K2]&amp;[.L2]&amp;[.M3]" office:value-type="string" office:string-value="00000001" calcext:value-type="string">
            <text:p>0000000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table:formula="of:=[.B4]/[.$B$58]" office:value-type="percentage" office:value="0.0568181818181818" calcext:value-type="percentage">
            <text:p>5.68%</text:p>
          </table:table-cell>
          <table:table-cell table:formula="of:=[.D3]+[.B4]" office:value-type="float" office:value="135" calcext:value-type="float">
            <text:p>135</text:p>
          </table:table-cell>
          <table:table-cell table:formula="of:=[.D4]/[.$B$59]" office:value-type="float" office:value="0.00594766058683584" calcext:value-type="float">
            <text:p>0.00595</text:p>
          </table:table-cell>
          <table:covered-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[.F2]&amp;[.G2]&amp;[.H2]&amp;[.I2]&amp;[.J2]&amp;[.K2]&amp;[.L4]" office:value-type="string" office:string-value="0000001" calcext:value-type="string">
            <text:p>000000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8" calcext:value-type="float">
            <text:p>28</text:p>
          </table:table-cell>
          <table:table-cell table:formula="of:=[.B5]/[.$B$58]" office:value-type="percentage" office:value="0.053030303030303" calcext:value-type="percentage">
            <text:p>5.30%</text:p>
          </table:table-cell>
          <table:table-cell table:formula="of:=[.D4]+[.B5]" office:value-type="float" office:value="163" calcext:value-type="float">
            <text:p>163</text:p>
          </table:table-cell>
          <table:table-cell table:formula="of:=[.D5]/[.$B$59]" office:value-type="float" office:value="0.00718124944929069" calcext:value-type="float">
            <text:p>0.00718</text:p>
          </table:table-cell>
          <table:covered-table-cell table:number-columns-repeated="5"/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]&amp;[.G2]&amp;[.H2]&amp;[.I2]&amp;[.J2]&amp;[.K5]&amp;[.L5]" office:value-type="string" office:string-value="0000010" calcext:value-type="string">
            <text:p>000001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table:formula="of:=[.B6]/[.$B$58]" office:value-type="percentage" office:value="0.0454545454545455" calcext:value-type="percentage">
            <text:p>4.55%</text:p>
          </table:table-cell>
          <table:table-cell table:formula="of:=[.D5]+[.B6]" office:value-type="float" office:value="187" calcext:value-type="float">
            <text:p>187</text:p>
          </table:table-cell>
          <table:table-cell table:formula="of:=[.D6]/[.$B$59]" office:value-type="float" office:value="0.00823861133139484" calcext:value-type="float">
            <text:p>0.00824</text:p>
          </table:table-cell>
          <table:covered-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[.F2]&amp;[.G2]&amp;[.H2]&amp;[.I2]&amp;[.J2]&amp;[.K5]&amp;[.L6]" office:value-type="string" office:string-value="0000011" calcext:value-type="string">
            <text:p>000001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table:formula="of:=[.B7]/[.$B$58]" office:value-type="percentage" office:value="0.0454545454545455" calcext:value-type="percentage">
            <text:p>4.55%</text:p>
          </table:table-cell>
          <table:table-cell table:formula="of:=[.D6]+[.B7]" office:value-type="float" office:value="211" calcext:value-type="float">
            <text:p>211</text:p>
          </table:table-cell>
          <table:table-cell table:formula="of:=[.D7]/[.$B$59]" office:value-type="float" office:value="0.00929597321349899" calcext:value-type="float">
            <text:p>0.00930</text:p>
          </table:table-cell>
          <table:covered-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]&amp;[.G2]&amp;[.H2]&amp;[.I2]&amp;[.J7]&amp;[.K7]&amp;[.L7]" office:value-type="string" office:string-value="0000100" calcext:value-type="string">
            <text:p>000010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3" calcext:value-type="float">
            <text:p>23</text:p>
          </table:table-cell>
          <table:table-cell table:formula="of:=[.B8]/[.$B$58]" office:value-type="percentage" office:value="0.0435606060606061" calcext:value-type="percentage">
            <text:p>4.36%</text:p>
          </table:table-cell>
          <table:table-cell table:formula="of:=[.D7]+[.B8]" office:value-type="float" office:value="234" calcext:value-type="float">
            <text:p>234</text:p>
          </table:table-cell>
          <table:table-cell table:formula="of:=[.D8]/[.$B$59]" office:value-type="float" office:value="0.0103092783505155" calcext:value-type="float">
            <text:p>0.01031</text:p>
          </table:table-cell>
          <table:covered-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[.F2]&amp;[.G2]&amp;[.H2]&amp;[.I2]&amp;[.J7]&amp;[.K7]&amp;[.L8]" office:value-type="string" office:string-value="0000101" calcext:value-type="string">
            <text:p>000010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  <table:table-cell table:formula="of:=[.B9]/[.$B$58]" office:value-type="percentage" office:value="0.0416666666666667" calcext:value-type="percentage">
            <text:p>4.17%</text:p>
          </table:table-cell>
          <table:table-cell table:formula="of:=[.D8]+[.B9]" office:value-type="float" office:value="256" calcext:value-type="float">
            <text:p>256</text:p>
          </table:table-cell>
          <table:table-cell table:formula="of:=[.D9]/[.$B$59]" office:value-type="float" office:value="0.0112785267424443" calcext:value-type="float">
            <text:p>0.01128</text:p>
          </table:table-cell>
          <table:covered-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[.F2]&amp;[.G2]&amp;[.H2]&amp;[.I2]&amp;[.J7]&amp;[.K9]" office:value-type="string" office:string-value="000011" calcext:value-type="string">
            <text:p>0000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0" calcext:value-type="float">
            <text:p>20</text:p>
          </table:table-cell>
          <table:table-cell table:formula="of:=[.B10]/[.$B$58]" office:value-type="percentage" office:value="0.0378787878787879" calcext:value-type="percentage">
            <text:p>3.79%</text:p>
          </table:table-cell>
          <table:table-cell table:formula="of:=[.D9]+[.B10]" office:value-type="float" office:value="276" calcext:value-type="float">
            <text:p>276</text:p>
          </table:table-cell>
          <table:table-cell table:formula="of:=[.D10]/[.$B$59]" office:value-type="float" office:value="0.0121596616441977" calcext:value-type="float">
            <text:p>0.01216</text:p>
          </table:table-cell>
          <table:covered-table-cell table:number-columns-repeated="3"/>
          <table:table-cell office:value-type="float" office:value="1" calcext:value-type="float" table:number-columns-spanned="1" table:number-rows-spanned="5">
            <text:p>1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2]&amp;[.G2]&amp;[.H2]&amp;[.I10]&amp;[.J10]&amp;[.K10]" office:value-type="string" office:string-value="000100" calcext:value-type="string">
            <text:p>00010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 table:formula="of:=[.B11]/[.$B$58]" office:value-type="percentage" office:value="0.0359848484848485" calcext:value-type="percentage">
            <text:p>3.60%</text:p>
          </table:table-cell>
          <table:table-cell table:formula="of:=[.D10]+[.B11]" office:value-type="float" office:value="295" calcext:value-type="float">
            <text:p>295</text:p>
          </table:table-cell>
          <table:table-cell table:formula="of:=[.D11]/[.$B$59]" office:value-type="float" office:value="0.0129967398008635" calcext:value-type="float">
            <text:p>0.01300</text:p>
          </table:table-cell>
          <table:covered-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[.F2]&amp;[.G2]&amp;[.H2]&amp;[.I10]&amp;[.J10]&amp;[.K11]" office:value-type="string" office:string-value="000101" calcext:value-type="string">
            <text:p>000101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float" office:value="17" calcext:value-type="float">
            <text:p>17</text:p>
          </table:table-cell>
          <table:table-cell table:formula="of:=[.B12]/[.$B$58]" office:value-type="percentage" office:value="0.0321969696969697" calcext:value-type="percentage">
            <text:p>3.22%</text:p>
          </table:table-cell>
          <table:table-cell table:formula="of:=[.D11]+[.B12]" office:value-type="float" office:value="312" calcext:value-type="float">
            <text:p>312</text:p>
          </table:table-cell>
          <table:table-cell table:formula="of:=[.D12]/[.$B$59]" office:value-type="float" office:value="0.013745704467354" calcext:value-type="float">
            <text:p>0.01375</text:p>
          </table:table-cell>
          <table:covered-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]&amp;[.G2]&amp;[.H2]&amp;[.I10]&amp;[.J12]&amp;[.K12]&amp;[.L12]" office:value-type="string" office:string-value="0001100" calcext:value-type="string">
            <text:p>00011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formula="of:=[.B13]/[.$B$58]" office:value-type="percentage" office:value="0.0321969696969697" calcext:value-type="percentage">
            <text:p>3.22%</text:p>
          </table:table-cell>
          <table:table-cell table:formula="of:=[.D12]+[.B13]" office:value-type="float" office:value="329" calcext:value-type="float">
            <text:p>329</text:p>
          </table:table-cell>
          <table:table-cell table:formula="of:=[.D13]/[.$B$59]" office:value-type="float" office:value="0.0144946691338444" calcext:value-type="float">
            <text:p>0.01449</text:p>
          </table:table-cell>
          <table:covered-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[.F2]&amp;[.G2]&amp;[.H2]&amp;[.I10]&amp;[.J12]&amp;[.K12]&amp;[.L13]" office:value-type="string" office:string-value="0001101" calcext:value-type="string">
            <text:p>00011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" calcext:value-type="float">
            <text:p>16</text:p>
          </table:table-cell>
          <table:table-cell table:formula="of:=[.B14]/[.$B$58]" office:value-type="percentage" office:value="0.0303030303030303" calcext:value-type="percentage">
            <text:p>3.03%</text:p>
          </table:table-cell>
          <table:table-cell table:formula="of:=[.D13]+[.B14]" office:value-type="float" office:value="345" calcext:value-type="float">
            <text:p>345</text:p>
          </table:table-cell>
          <table:table-cell table:formula="of:=[.D14]/[.$B$59]" office:value-type="float" office:value="0.0151995770552472" calcext:value-type="float">
            <text:p>0.01520</text:p>
          </table:table-cell>
          <table:covered-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[.F2]&amp;[.G2]&amp;[.H2]&amp;[.I10]&amp;[.J12]&amp;[.K14]" office:value-type="string" office:string-value="000111" calcext:value-type="string">
            <text:p>000111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table:formula="of:=[.B15]/[.$B$58]" office:value-type="percentage" office:value="0.0265151515151515" calcext:value-type="percentage">
            <text:p>2.65%</text:p>
          </table:table-cell>
          <table:table-cell table:formula="of:=[.D14]+[.B15]" office:value-type="float" office:value="359" calcext:value-type="float">
            <text:p>359</text:p>
          </table:table-cell>
          <table:table-cell table:formula="of:=[.D15]/[.$B$59]" office:value-type="float" office:value="0.0158163714864746" calcext:value-type="float">
            <text:p>0.01582</text:p>
          </table:table-cell>
          <table:covered-table-cell table:number-columns-repeated="2"/>
          <table:table-cell office:value-type="float" office:value="1" calcext:value-type="float" table:number-columns-spanned="1" table:number-rows-spanned="7">
            <text:p>1</text:p>
          </table:table-cell>
          <table:table-cell office:value-type="float" office:value="0" calcext:value-type="float" table:number-columns-spanned="1" table:number-rows-spanned="4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2]&amp;[.G2]&amp;[.H15]&amp;[.I15]&amp;[.J15]&amp;[.K15]" office:value-type="string" office:string-value="001000" calcext:value-type="string">
            <text:p>00100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table:formula="of:=[.B16]/[.$B$58]" office:value-type="percentage" office:value="0.0265151515151515" calcext:value-type="percentage">
            <text:p>2.65%</text:p>
          </table:table-cell>
          <table:table-cell table:formula="of:=[.D15]+[.B16]" office:value-type="float" office:value="373" calcext:value-type="float">
            <text:p>373</text:p>
          </table:table-cell>
          <table:table-cell table:formula="of:=[.D16]/[.$B$59]" office:value-type="float" office:value="0.016433165917702" calcext:value-type="float">
            <text:p>0.01643</text:p>
          </table:table-cell>
          <table:covered-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[.F2]&amp;[.G2]&amp;[.H15]&amp;[.I15]&amp;[.J15]&amp;[.K16]" office:value-type="string" office:string-value="001001" calcext:value-type="string">
            <text:p>00100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3" calcext:value-type="float">
            <text:p>13</text:p>
          </table:table-cell>
          <table:table-cell table:formula="of:=[.B17]/[.$B$58]" office:value-type="percentage" office:value="0.0246212121212121" calcext:value-type="percentage">
            <text:p>2.46%</text:p>
          </table:table-cell>
          <table:table-cell table:formula="of:=[.D16]+[.B17]" office:value-type="float" office:value="386" calcext:value-type="float">
            <text:p>386</text:p>
          </table:table-cell>
          <table:table-cell table:formula="of:=[.D17]/[.$B$59]" office:value-type="float" office:value="0.0170059036038417" calcext:value-type="float">
            <text:p>0.01701</text:p>
          </table:table-cell>
          <table:covered-table-cell table:number-columns-repeated="4"/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2]&amp;[.G2]&amp;[.H15]&amp;[.I15]&amp;[.J17]&amp;[.K17]" office:value-type="string" office:string-value="001010" calcext:value-type="string">
            <text:p>00101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table:formula="of:=[.B18]/[.$B$58]" office:value-type="percentage" office:value="0.0246212121212121" calcext:value-type="percentage">
            <text:p>2.46%</text:p>
          </table:table-cell>
          <table:table-cell table:formula="of:=[.D17]+[.B18]" office:value-type="float" office:value="399" calcext:value-type="float">
            <text:p>399</text:p>
          </table:table-cell>
          <table:table-cell table:formula="of:=[.D18]/[.$B$59]" office:value-type="float" office:value="0.0175786412899815" calcext:value-type="float">
            <text:p>0.01758</text:p>
          </table:table-cell>
          <table:covered-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[.F2]&amp;[.G2]&amp;[.H15]&amp;[.I15]&amp;[.J17]&amp;[.K18]" office:value-type="string" office:string-value="001011" calcext:value-type="string">
            <text:p>0010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formula="of:=[.B19]/[.$B$58]" office:value-type="percentage" office:value="0.0246212121212121" calcext:value-type="percentage">
            <text:p>2.46%</text:p>
          </table:table-cell>
          <table:table-cell table:formula="of:=[.D18]+[.B19]" office:value-type="float" office:value="412" calcext:value-type="float">
            <text:p>412</text:p>
          </table:table-cell>
          <table:table-cell table:formula="of:=[.D19]/[.$B$59]" office:value-type="float" office:value="0.0181513789761212" calcext:value-type="float">
            <text:p>0.01815</text:p>
          </table:table-cell>
          <table:covered-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2]&amp;[.G2]&amp;[.H15]&amp;[.I19]&amp;[.J19]&amp;[.K19]" office:value-type="string" office:string-value="001100" calcext:value-type="string">
            <text:p>001100</text:p>
          </table:table-cell>
        </table:table-row>
        <table:table-row table:style-name="ro1">
          <table:table-cell office:value-type="string" calcext:value-type="string">
            <text:p>hard ⎵</text:p>
          </table:table-cell>
          <table:table-cell office:value-type="float" office:value="12" calcext:value-type="float">
            <text:p>12</text:p>
          </table:table-cell>
          <table:table-cell table:formula="of:=[.B20]/[.$B$58]" office:value-type="percentage" office:value="0.0227272727272727" calcext:value-type="percentage">
            <text:p>2.27%</text:p>
          </table:table-cell>
          <table:table-cell table:formula="of:=[.D19]+[.B20]" office:value-type="float" office:value="424" calcext:value-type="float">
            <text:p>424</text:p>
          </table:table-cell>
          <table:table-cell table:formula="of:=[.D20]/[.$B$59]" office:value-type="float" office:value="0.0186800599171733" calcext:value-type="float">
            <text:p>0.01868</text:p>
          </table:table-cell>
          <table:covered-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[.G2]&amp;[.H15]&amp;[.I19]&amp;[.J19]&amp;[.K20]" office:value-type="string" office:string-value="01101" calcext:value-type="string">
            <text:p>01101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float" office:value="11" calcext:value-type="float">
            <text:p>11</text:p>
          </table:table-cell>
          <table:table-cell table:formula="of:=[.B21]/[.$B$58]" office:value-type="percentage" office:value="0.0208333333333333" calcext:value-type="percentage">
            <text:p>2.08%</text:p>
          </table:table-cell>
          <table:table-cell table:formula="of:=[.D20]+[.B21]" office:value-type="float" office:value="435" calcext:value-type="float">
            <text:p>435</text:p>
          </table:table-cell>
          <table:table-cell table:formula="of:=[.D21]/[.$B$59]" office:value-type="float" office:value="0.0191646841131377" calcext:value-type="float">
            <text:p>0.01916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[.F2]&amp;[.G2]&amp;[.H15]&amp;[.I19]&amp;[.J21]" office:value-type="string" office:string-value="00111" calcext:value-type="string">
            <text:p>00111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float" office:value="7" calcext:value-type="float">
            <text:p>7</text:p>
          </table:table-cell>
          <table:table-cell table:formula="of:=[.B22]/[.$B$58]" office:value-type="percentage" office:value="0.0132575757575758" calcext:value-type="percentage">
            <text:p>1.33%</text:p>
          </table:table-cell>
          <table:table-cell table:formula="of:=[.D21]+[.B22]" office:value-type="float" office:value="442" calcext:value-type="float">
            <text:p>442</text:p>
          </table:table-cell>
          <table:table-cell table:formula="of:=[.D22]/[.$B$59]" office:value-type="float" office:value="0.0194730813287514" calcext:value-type="float">
            <text:p>0.01947</text:p>
          </table:table-cell>
          <table:covered-table-cell/>
          <table:table-cell office:value-type="float" office:value="1" calcext:value-type="float" table:number-columns-spanned="1" table:number-rows-spanned="12">
            <text:p>1</text:p>
          </table:table-cell>
          <table:table-cell office:value-type="float" office:value="0" calcext:value-type="float" table:number-columns-spanned="1" table:number-rows-spanned="6">
            <text:p>0</text:p>
          </table:table-cell>
          <table:table-cell office:value-type="float" office:value="0" calcext:value-type="float" table:number-columns-spanned="1" table:number-rows-spanned="3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2]&amp;[.G22]&amp;[.H22]&amp;[.I22]&amp;[.J22]&amp;[.K22]" office:value-type="string" office:string-value="010000" calcext:value-type="string">
            <text:p>0100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formula="of:=[.B23]/[.$B$58]" office:value-type="percentage" office:value="0.0132575757575758" calcext:value-type="percentage">
            <text:p>1.33%</text:p>
          </table:table-cell>
          <table:table-cell table:formula="of:=[.D22]+[.B23]" office:value-type="float" office:value="449" calcext:value-type="float">
            <text:p>449</text:p>
          </table:table-cell>
          <table:table-cell table:formula="of:=[.D23]/[.$B$59]" office:value-type="float" office:value="0.0197814785443651" calcext:value-type="float">
            <text:p>0.01978</text:p>
          </table:table-cell>
          <table:covered-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[.F2]&amp;[.G22]&amp;[.H22]&amp;[.I22]&amp;[.J22]&amp;[.K23]" office:value-type="string" office:string-value="010001" calcext:value-type="string">
            <text:p>010001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float" office:value="6" calcext:value-type="float">
            <text:p>6</text:p>
          </table:table-cell>
          <table:table-cell table:formula="of:=[.B24]/[.$B$58]" office:value-type="percentage" office:value="0.0113636363636364" calcext:value-type="percentage">
            <text:p>1.14%</text:p>
          </table:table-cell>
          <table:table-cell table:formula="of:=[.D23]+[.B24]" office:value-type="float" office:value="455" calcext:value-type="float">
            <text:p>455</text:p>
          </table:table-cell>
          <table:table-cell table:formula="of:=[.D24]/[.$B$59]" office:value-type="float" office:value="0.0200458190148912" calcext:value-type="float">
            <text:p>0.02005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[.F2]&amp;[.G22]&amp;[.H22]&amp;[.I22]&amp;[.J24]" office:value-type="string" office:string-value="01001" calcext:value-type="string">
            <text:p>0100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formula="of:=[.B25]/[.$B$58]" office:value-type="percentage" office:value="0.0113636363636364" calcext:value-type="percentage">
            <text:p>1.14%</text:p>
          </table:table-cell>
          <table:table-cell table:formula="of:=[.D24]+[.B25]" office:value-type="float" office:value="461" calcext:value-type="float">
            <text:p>461</text:p>
          </table:table-cell>
          <table:table-cell table:formula="of:=[.D25]/[.$B$59]" office:value-type="float" office:value="0.0203101594854172" calcext:value-type="float">
            <text:p>0.02031</text:p>
          </table:table-cell>
          <table:covered-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2]&amp;[.G22]&amp;[.H22]&amp;[.I25]&amp;[.J25]&amp;[.K25]" office:value-type="string" office:string-value="010100" calcext:value-type="string">
            <text:p>01010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formula="of:=[.B26]/[.$B$58]" office:value-type="percentage" office:value="0.0113636363636364" calcext:value-type="percentage">
            <text:p>1.14%</text:p>
          </table:table-cell>
          <table:table-cell table:formula="of:=[.D25]+[.B26]" office:value-type="float" office:value="467" calcext:value-type="float">
            <text:p>467</text:p>
          </table:table-cell>
          <table:table-cell table:formula="of:=[.D26]/[.$B$59]" office:value-type="float" office:value="0.0205744999559433" calcext:value-type="float">
            <text:p>0.02057</text:p>
          </table:table-cell>
          <table:covered-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[.F2]&amp;[.G22]&amp;[.H22]&amp;[.I25]&amp;[.J25]&amp;[.K26]" office:value-type="string" office:string-value="010101" calcext:value-type="string">
            <text:p>010101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table:formula="of:=[.B27]/[.$B$58]" office:value-type="percentage" office:value="0.00946969696969697" calcext:value-type="percentage">
            <text:p>0.95%</text:p>
          </table:table-cell>
          <table:table-cell table:formula="of:=[.D26]+[.B27]" office:value-type="float" office:value="472" calcext:value-type="float">
            <text:p>472</text:p>
          </table:table-cell>
          <table:table-cell table:formula="of:=[.D27]/[.$B$59]" office:value-type="float" office:value="0.0207947836813816" calcext:value-type="float">
            <text:p>0.02079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[.F2]&amp;[.G22]&amp;[.H22]&amp;[.I25]&amp;[.J27]" office:value-type="string" office:string-value="01011" calcext:value-type="string">
            <text:p>0101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[.B28]/[.$B$58]" office:value-type="percentage" office:value="0.00946969696969697" calcext:value-type="percentage">
            <text:p>0.95%</text:p>
          </table:table-cell>
          <table:table-cell table:formula="of:=[.D27]+[.B28]" office:value-type="float" office:value="477" calcext:value-type="float">
            <text:p>477</text:p>
          </table:table-cell>
          <table:table-cell table:formula="of:=[.D28]/[.$B$59]" office:value-type="float" office:value="0.02101506740682" calcext:value-type="float">
            <text:p>0.02102</text:p>
          </table:table-cell>
          <table:covered-table-cell table:number-columns-repeated="2"/>
          <table:table-cell office:value-type="float" office:value="1" calcext:value-type="float" table:number-columns-spanned="1" table:number-rows-spanned="6">
            <text:p>1</text:p>
          </table:table-cell>
          <table:table-cell office:value-type="float" office:value="0" calcext:value-type="float" table:number-columns-spanned="1" table:number-rows-spanned="3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2]&amp;[.G22]&amp;[.H28]&amp;[.I28]&amp;[.J28]&amp;[.K28]" office:value-type="string" office:string-value="011000" calcext:value-type="string">
            <text:p>011000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table:formula="of:=[.B29]/[.$B$58]" office:value-type="percentage" office:value="0.00946969696969697" calcext:value-type="percentage">
            <text:p>0.95%</text:p>
          </table:table-cell>
          <table:table-cell table:formula="of:=[.D28]+[.B29]" office:value-type="float" office:value="482" calcext:value-type="float">
            <text:p>482</text:p>
          </table:table-cell>
          <table:table-cell table:formula="of:=[.D29]/[.$B$59]" office:value-type="float" office:value="0.0212353511322583" calcext:value-type="float">
            <text:p>0.02124</text:p>
          </table:table-cell>
          <table:covered-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[.F2]&amp;[.G22]&amp;[.H28]&amp;[.I28]&amp;[.J28]&amp;[.K29]" office:value-type="string" office:string-value="011001" calcext:value-type="string">
            <text:p>011001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float" office:value="4" calcext:value-type="float">
            <text:p>4</text:p>
          </table:table-cell>
          <table:table-cell table:formula="of:=[.B30]/[.$B$58]" office:value-type="percentage" office:value="0.00757575757575758" calcext:value-type="percentage">
            <text:p>0.76%</text:p>
          </table:table-cell>
          <table:table-cell table:formula="of:=[.D29]+[.B30]" office:value-type="float" office:value="486" calcext:value-type="float">
            <text:p>486</text:p>
          </table:table-cell>
          <table:table-cell table:formula="of:=[.D30]/[.$B$59]" office:value-type="float" office:value="0.021411578112609" calcext:value-type="float">
            <text:p>0.02141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[.F2]&amp;[.G22]&amp;[.H28]&amp;[.I28]&amp;[.J30]" office:value-type="string" office:string-value="01101" calcext:value-type="string">
            <text:p>0110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formula="of:=[.B31]/[.$B$58]" office:value-type="percentage" office:value="0.00568181818181818" calcext:value-type="percentage">
            <text:p>0.57%</text:p>
          </table:table-cell>
          <table:table-cell table:formula="of:=[.D30]+[.B31]" office:value-type="float" office:value="489" calcext:value-type="float">
            <text:p>489</text:p>
          </table:table-cell>
          <table:table-cell table:formula="of:=[.D31]/[.$B$59]" office:value-type="float" office:value="0.0215437483478721" calcext:value-type="float">
            <text:p>0.02154</text:p>
          </table:table-cell>
          <table:covered-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2]&amp;[.G22]&amp;[.H28]&amp;[.I31]&amp;[.J31]&amp;[.K31]" office:value-type="string" office:string-value="011100" calcext:value-type="string">
            <text:p>01110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[.B32]/[.$B$58]" office:value-type="percentage" office:value="0.00568181818181818" calcext:value-type="percentage">
            <text:p>0.57%</text:p>
          </table:table-cell>
          <table:table-cell table:formula="of:=[.D31]+[.B32]" office:value-type="float" office:value="492" calcext:value-type="float">
            <text:p>492</text:p>
          </table:table-cell>
          <table:table-cell table:formula="of:=[.D32]/[.$B$59]" office:value-type="float" office:value="0.0216759185831351" calcext:value-type="float">
            <text:p>0.02168</text:p>
          </table:table-cell>
          <table:covered-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[.F2]&amp;[.G22]&amp;[.H28]&amp;[.I31]&amp;[.J31]&amp;[.K32]" office:value-type="string" office:string-value="011101" calcext:value-type="string">
            <text:p>01110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formula="of:=[.B33]/[.$B$58]" office:value-type="percentage" office:value="0.00568181818181818" calcext:value-type="percentage">
            <text:p>0.57%</text:p>
          </table:table-cell>
          <table:table-cell table:formula="of:=[.D32]+[.B33]" office:value-type="float" office:value="495" calcext:value-type="float">
            <text:p>495</text:p>
          </table:table-cell>
          <table:table-cell table:formula="of:=[.D33]/[.$B$59]" office:value-type="float" office:value="0.0218080888183981" calcext:value-type="float">
            <text:p>0.02181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[.F2]&amp;[.G22]&amp;[.H28]&amp;[.I31]&amp;[.J33]" office:value-type="string" office:string-value="01111" calcext:value-type="string">
            <text:p>01111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float" office:value="2" calcext:value-type="float">
            <text:p>2</text:p>
          </table:table-cell>
          <table:table-cell table:formula="of:=[.B34]/[.$B$58]" office:value-type="percentage" office:value="0.00378787878787879" calcext:value-type="percentage">
            <text:p>0.38%</text:p>
          </table:table-cell>
          <table:table-cell table:formula="of:=[.D33]+[.B34]" office:value-type="float" office:value="497" calcext:value-type="float">
            <text:p>497</text:p>
          </table:table-cell>
          <table:table-cell table:formula="of:=[.D34]/[.$B$59]" office:value-type="float" office:value="0.0218962023085734" calcext:value-type="float">
            <text:p>0.02190</text:p>
          </table:table-cell>
          <table:table-cell table:style-name="ce3" office:value-type="float" office:value="1" calcext:value-type="float" table:number-columns-spanned="1" table:number-rows-spanned="22">
            <text:p>1</text:p>
          </table:table-cell>
          <table:table-cell office:value-type="float" office:value="0" calcext:value-type="float" table:number-columns-spanned="1" table:number-rows-spanned="11">
            <text:p>0</text:p>
          </table:table-cell>
          <table:table-cell office:value-type="float" office:value="0" calcext:value-type="float" table:number-columns-spanned="1" table:number-rows-spanned="5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F34]&amp;[.G34]&amp;[.H34]&amp;[.I34]&amp;[.J34]" office:value-type="string" office:string-value="10000" calcext:value-type="string">
            <text:p>1000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[.B35]/[.$B$58]" office:value-type="percentage" office:value="0.00378787878787879" calcext:value-type="percentage">
            <text:p>0.38%</text:p>
          </table:table-cell>
          <table:table-cell table:formula="of:=[.D34]+[.B35]" office:value-type="float" office:value="499" calcext:value-type="float">
            <text:p>499</text:p>
          </table:table-cell>
          <table:table-cell table:formula="of:=[.D35]/[.$B$59]" office:value-type="float" office:value="0.0219843157987488" calcext:value-type="float">
            <text:p>0.02198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[.F34]&amp;[.G34]&amp;[.H34]&amp;[.I34]&amp;[.J35]" office:value-type="string" office:string-value="10001" calcext:value-type="string">
            <text:p>1000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[.B36]/[.$B$58]" office:value-type="percentage" office:value="0.00378787878787879" calcext:value-type="percentage">
            <text:p>0.38%</text:p>
          </table:table-cell>
          <table:table-cell table:formula="of:=[.D35]+[.B36]" office:value-type="float" office:value="501" calcext:value-type="float">
            <text:p>501</text:p>
          </table:table-cell>
          <table:table-cell table:formula="of:=[.D36]/[.$B$59]" office:value-type="float" office:value="0.0220724292889241" calcext:value-type="float">
            <text:p>0.02207</text:p>
          </table:table-cell>
          <table:covered-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4]&amp;[.G34]&amp;[.H34]&amp;[.I36]&amp;[.J36]&amp;[.K36]" office:value-type="string" office:string-value="100100" calcext:value-type="string">
            <text:p>10010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formula="of:=[.B37]/[.$B$58]" office:value-type="percentage" office:value="0.00378787878787879" calcext:value-type="percentage">
            <text:p>0.38%</text:p>
          </table:table-cell>
          <table:table-cell table:formula="of:=[.D36]+[.B37]" office:value-type="float" office:value="503" calcext:value-type="float">
            <text:p>503</text:p>
          </table:table-cell>
          <table:table-cell table:formula="of:=[.D37]/[.$B$59]" office:value-type="float" office:value="0.0221605427790995" calcext:value-type="float">
            <text:p>0.02216</text:p>
          </table:table-cell>
          <table:covered-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[.F34]&amp;[.G34]&amp;[.H34]&amp;[.I36]&amp;[.J36]&amp;[.K37]" office:value-type="string" office:string-value="100101" calcext:value-type="string">
            <text:p>10010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[.B38]/[.$B$58]" office:value-type="percentage" office:value="0.00378787878787879" calcext:value-type="percentage">
            <text:p>0.38%</text:p>
          </table:table-cell>
          <table:table-cell table:formula="of:=[.D37]+[.B38]" office:value-type="float" office:value="505" calcext:value-type="float">
            <text:p>505</text:p>
          </table:table-cell>
          <table:table-cell table:formula="of:=[.D38]/[.$B$59]" office:value-type="float" office:value="0.0222486562692748" calcext:value-type="float">
            <text:p>0.02225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[.F34]&amp;[.G34]&amp;[.H34]&amp;[.I36]&amp;[.J38]" office:value-type="string" office:string-value="10011" calcext:value-type="string">
            <text:p>10011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float" office:value="2" calcext:value-type="float">
            <text:p>2</text:p>
          </table:table-cell>
          <table:table-cell table:formula="of:=[.B39]/[.$B$58]" office:value-type="percentage" office:value="0.00378787878787879" calcext:value-type="percentage">
            <text:p>0.38%</text:p>
          </table:table-cell>
          <table:table-cell table:formula="of:=[.D38]+[.B39]" office:value-type="float" office:value="507" calcext:value-type="float">
            <text:p>507</text:p>
          </table:table-cell>
          <table:table-cell table:formula="of:=[.D39]/[.$B$59]" office:value-type="float" office:value="0.0223367697594502" calcext:value-type="float">
            <text:p>0.02234</text:p>
          </table:table-cell>
          <table:covered-table-cell table:number-columns-repeated="2"/>
          <table:table-cell office:value-type="float" office:value="1" calcext:value-type="float" table:number-columns-spanned="1" table:number-rows-spanned="6">
            <text:p>1</text:p>
          </table:table-cell>
          <table:table-cell office:value-type="float" office:value="0" calcext:value-type="float" table:number-columns-spanned="1" table:number-rows-spanned="3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4]&amp;[.G34]&amp;[.H39]&amp;[.I39]&amp;[.J39]&amp;[.K39]" office:value-type="string" office:string-value="101000" calcext:value-type="string">
            <text:p>10100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formula="of:=[.B40]/[.$B$58]" office:value-type="percentage" office:value="0.00378787878787879" calcext:value-type="percentage">
            <text:p>0.38%</text:p>
          </table:table-cell>
          <table:table-cell table:formula="of:=[.D39]+[.B40]" office:value-type="float" office:value="509" calcext:value-type="float">
            <text:p>509</text:p>
          </table:table-cell>
          <table:table-cell table:formula="of:=[.D40]/[.$B$59]" office:value-type="float" office:value="0.0224248832496255" calcext:value-type="float">
            <text:p>0.02242</text:p>
          </table:table-cell>
          <table:covered-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[.F34]&amp;[.G34]&amp;[.H39]&amp;[.I39]&amp;[.J39]&amp;[.K40]" office:value-type="string" office:string-value="101001" calcext:value-type="string">
            <text:p>10100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[.B41]/[.$B$58]" office:value-type="percentage" office:value="0.00378787878787879" calcext:value-type="percentage">
            <text:p>0.38%</text:p>
          </table:table-cell>
          <table:table-cell table:formula="of:=[.D40]+[.B41]" office:value-type="float" office:value="511" calcext:value-type="float">
            <text:p>511</text:p>
          </table:table-cell>
          <table:table-cell table:formula="of:=[.D41]/[.$B$59]" office:value-type="float" office:value="0.0225129967398009" calcext:value-type="float">
            <text:p>0.02251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[.F34]&amp;[.G34]&amp;[.H39]&amp;[.I39]&amp;[.J41]" office:value-type="string" office:string-value="10101" calcext:value-type="string">
            <text:p>1010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formula="of:=[.B42]/[.$B$58]" office:value-type="percentage" office:value="0.00378787878787879" calcext:value-type="percentage">
            <text:p>0.38%</text:p>
          </table:table-cell>
          <table:table-cell table:formula="of:=[.D41]+[.B42]" office:value-type="float" office:value="513" calcext:value-type="float">
            <text:p>513</text:p>
          </table:table-cell>
          <table:table-cell table:formula="of:=[.D42]/[.$B$59]" office:value-type="float" office:value="0.0226011102299762" calcext:value-type="float">
            <text:p>0.02260</text:p>
          </table:table-cell>
          <table:covered-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4]&amp;[.G34]&amp;[.H39]&amp;[.I42]&amp;[.J42]&amp;[.K42]" office:value-type="string" office:string-value="101100" calcext:value-type="string">
            <text:p>101100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float" office:value="2" calcext:value-type="float">
            <text:p>2</text:p>
          </table:table-cell>
          <table:table-cell table:formula="of:=[.B43]/[.$B$58]" office:value-type="percentage" office:value="0.00378787878787879" calcext:value-type="percentage">
            <text:p>0.38%</text:p>
          </table:table-cell>
          <table:table-cell table:formula="of:=[.D42]+[.B43]" office:value-type="float" office:value="515" calcext:value-type="float">
            <text:p>515</text:p>
          </table:table-cell>
          <table:table-cell table:formula="of:=[.D43]/[.$B$59]" office:value-type="float" office:value="0.0226892237201516" calcext:value-type="float">
            <text:p>0.02269</text:p>
          </table:table-cell>
          <table:covered-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[.F34]&amp;[.G34]&amp;[.H39]&amp;[.I42]&amp;[.J42]&amp;[.K43]" office:value-type="string" office:string-value="101101" calcext:value-type="string">
            <text:p>101101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float" office:value="2" calcext:value-type="float">
            <text:p>2</text:p>
          </table:table-cell>
          <table:table-cell table:formula="of:=[.B44]/[.$B$58]" office:value-type="percentage" office:value="0.00378787878787879" calcext:value-type="percentage">
            <text:p>0.38%</text:p>
          </table:table-cell>
          <table:table-cell table:formula="of:=[.D43]+[.B44]" office:value-type="float" office:value="517" calcext:value-type="float">
            <text:p>517</text:p>
          </table:table-cell>
          <table:table-cell table:formula="of:=[.D44]/[.$B$59]" office:value-type="float" office:value="0.0227773372103269" calcext:value-type="float">
            <text:p>0.02278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[.F34]&amp;[.G34]&amp;[.H39]&amp;[.I42]&amp;[.J44]" office:value-type="string" office:string-value="10111" calcext:value-type="string">
            <text:p>1011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formula="of:=[.B45]/[.$B$58]" office:value-type="percentage" office:value="0.00189393939393939" calcext:value-type="percentage">
            <text:p>0.19%</text:p>
          </table:table-cell>
          <table:table-cell table:formula="of:=[.D44]+[.B45]" office:value-type="float" office:value="518" calcext:value-type="float">
            <text:p>518</text:p>
          </table:table-cell>
          <table:table-cell table:formula="of:=[.D45]/[.$B$59]" office:value-type="float" office:value="0.0228213939554146" calcext:value-type="float">
            <text:p>0.02282</text:p>
          </table:table-cell>
          <table:covered-table-cell/>
          <table:table-cell office:value-type="float" office:value="1" calcext:value-type="float" table:number-columns-spanned="1" table:number-rows-spanned="11">
            <text:p>1</text:p>
          </table:table-cell>
          <table:table-cell office:value-type="float" office:value="0" calcext:value-type="float" table:number-columns-spanned="1" table:number-rows-spanned="5">
            <text:p>0</text:p>
          </table:table-cell>
          <table:table-cell office:value-type="float" office:value="0" calcext:value-type="float" table:number-columns-spanned="1" table:number-rows-spanned="3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4]&amp;[.G45]&amp;[.H45]&amp;[.I45]&amp;[.J45]&amp;[.K45]" office:value-type="string" office:string-value="110000" calcext:value-type="string">
            <text:p>110000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table:formula="of:=[.B46]/[.$B$58]" office:value-type="percentage" office:value="0.00189393939393939" calcext:value-type="percentage">
            <text:p>0.19%</text:p>
          </table:table-cell>
          <table:table-cell table:formula="of:=[.D45]+[.B46]" office:value-type="float" office:value="519" calcext:value-type="float">
            <text:p>519</text:p>
          </table:table-cell>
          <table:table-cell table:formula="of:=[.D46]/[.$B$59]" office:value-type="float" office:value="0.0228654507005022" calcext:value-type="float">
            <text:p>0.02287</text:p>
          </table:table-cell>
          <table:covered-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[.F34]&amp;[.G45]&amp;[.H45]&amp;[.I45]&amp;[.J45]&amp;[.K46]" office:value-type="string" office:string-value="110001" calcext:value-type="string">
            <text:p>110001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formula="of:=[.B47]/[.$B$58]" office:value-type="percentage" office:value="0.00189393939393939" calcext:value-type="percentage">
            <text:p>0.19%</text:p>
          </table:table-cell>
          <table:table-cell table:formula="of:=[.D46]+[.B47]" office:value-type="float" office:value="520" calcext:value-type="float">
            <text:p>520</text:p>
          </table:table-cell>
          <table:table-cell table:formula="of:=[.D47]/[.$B$59]" office:value-type="float" office:value="0.0229095074455899" calcext:value-type="float">
            <text:p>0.02291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[.F34]&amp;[.G45]&amp;[.H45]&amp;[.I45]&amp;[.J47]" office:value-type="string" office:string-value="11001" calcext:value-type="string">
            <text:p>11001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table:formula="of:=[.B48]/[.$B$58]" office:value-type="percentage" office:value="0.00189393939393939" calcext:value-type="percentage">
            <text:p>0.19%</text:p>
          </table:table-cell>
          <table:table-cell table:formula="of:=[.D47]+[.B48]" office:value-type="float" office:value="521" calcext:value-type="float">
            <text:p>521</text:p>
          </table:table-cell>
          <table:table-cell table:formula="of:=[.D48]/[.$B$59]" office:value-type="float" office:value="0.0229535641906776" calcext:value-type="float">
            <text:p>0.02295</text:p>
          </table:table-cell>
          <table:covered-table-cell table:number-columns-repeated="3"/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F34]&amp;[.G45]&amp;[.H45]&amp;[.I48]&amp;[.J48]" office:value-type="string" office:string-value="11010" calcext:value-type="string">
            <text:p>1101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B49]/[.$B$58]" office:value-type="percentage" office:value="0.00189393939393939" calcext:value-type="percentage">
            <text:p>0.19%</text:p>
          </table:table-cell>
          <table:table-cell table:formula="of:=[.D48]+[.B49]" office:value-type="float" office:value="522" calcext:value-type="float">
            <text:p>522</text:p>
          </table:table-cell>
          <table:table-cell table:formula="of:=[.D49]/[.$B$59]" office:value-type="float" office:value="0.0229976209357653" calcext:value-type="float">
            <text:p>0.02300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[.F34]&amp;[.G45]&amp;[.H45]&amp;[.I48]&amp;[.J49]" office:value-type="string" office:string-value="11011" calcext:value-type="string">
            <text:p>11011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float" office:value="1" calcext:value-type="float">
            <text:p>1</text:p>
          </table:table-cell>
          <table:table-cell table:formula="of:=[.B50]/[.$B$58]" office:value-type="percentage" office:value="0.00189393939393939" calcext:value-type="percentage">
            <text:p>0.19%</text:p>
          </table:table-cell>
          <table:table-cell table:formula="of:=[.D49]+[.B50]" office:value-type="float" office:value="523" calcext:value-type="float">
            <text:p>523</text:p>
          </table:table-cell>
          <table:table-cell table:formula="of:=[.D50]/[.$B$59]" office:value-type="float" office:value="0.0230416776808529" calcext:value-type="float">
            <text:p>0.02304</text:p>
          </table:table-cell>
          <table:covered-table-cell table:number-columns-repeated="2"/>
          <table:table-cell office:value-type="float" office:value="1" calcext:value-type="float" table:number-columns-spanned="1" table:number-rows-spanned="6">
            <text:p>1</text:p>
          </table:table-cell>
          <table:table-cell office:value-type="float" office:value="0" calcext:value-type="float" table:number-columns-spanned="1" table:number-rows-spanned="3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F34]&amp;[.G45]&amp;[.H50]&amp;[.I50]&amp;[.J50]" office:value-type="string" office:string-value="11100" calcext:value-type="string">
            <text:p>1110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formula="of:=[.B51]/[.$B$58]" office:value-type="percentage" office:value="0.00189393939393939" calcext:value-type="percentage">
            <text:p>0.19%</text:p>
          </table:table-cell>
          <table:table-cell table:formula="of:=[.D50]+[.B51]" office:value-type="float" office:value="524" calcext:value-type="float">
            <text:p>524</text:p>
          </table:table-cell>
          <table:table-cell table:formula="of:=[.D51]/[.$B$59]" office:value-type="float" office:value="0.0230857344259406" calcext:value-type="float">
            <text:p>0.02309</text:p>
          </table:table-cell>
          <table:covered-table-cell table:number-columns-repeated="4"/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4]&amp;[.G45]&amp;[.H50]&amp;[.I50]&amp;[.J51]&amp;[.K51]" office:value-type="string" office:string-value="111010" calcext:value-type="string">
            <text:p>11101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[.B52]/[.$B$58]" office:value-type="percentage" office:value="0.00189393939393939" calcext:value-type="percentage">
            <text:p>0.19%</text:p>
          </table:table-cell>
          <table:table-cell table:formula="of:=[.D51]+[.B52]" office:value-type="float" office:value="525" calcext:value-type="float">
            <text:p>525</text:p>
          </table:table-cell>
          <table:table-cell table:formula="of:=[.D52]/[.$B$59]" office:value-type="float" office:value="0.0231297911710283" calcext:value-type="float">
            <text:p>0.02313</text:p>
          </table:table-cell>
          <table:covered-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[.F34]&amp;[.G45]&amp;[.H50]&amp;[.I50]&amp;[.J51]&amp;[.K52]" office:value-type="string" office:string-value="111011" calcext:value-type="string">
            <text:p>11101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.B53]/[.$B$58]" office:value-type="percentage" office:value="0.00189393939393939" calcext:value-type="percentage">
            <text:p>0.19%</text:p>
          </table:table-cell>
          <table:table-cell table:formula="of:=[.D52]+[.B53]" office:value-type="float" office:value="526" calcext:value-type="float">
            <text:p>526</text:p>
          </table:table-cell>
          <table:table-cell table:formula="of:=[.D53]/[.$B$59]" office:value-type="float" office:value="0.023173847916116" calcext:value-type="float">
            <text:p>0.02317</text:p>
          </table:table-cell>
          <table:covered-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4]&amp;[.G45]&amp;[.H50]&amp;[.I53]&amp;[.J53]&amp;[.K53]" office:value-type="string" office:string-value="111100" calcext:value-type="string">
            <text:p>11110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[.B54]/[.$B$58]" office:value-type="percentage" office:value="0.00189393939393939" calcext:value-type="percentage">
            <text:p>0.19%</text:p>
          </table:table-cell>
          <table:table-cell table:formula="of:=[.D53]+[.B54]" office:value-type="float" office:value="527" calcext:value-type="float">
            <text:p>527</text:p>
          </table:table-cell>
          <table:table-cell table:formula="of:=[.D54]/[.$B$59]" office:value-type="float" office:value="0.0232179046612036" calcext:value-type="float">
            <text:p>0.02322</text:p>
          </table:table-cell>
          <table:covered-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[.F34]&amp;[.G45]&amp;[.H50]&amp;[.I53]&amp;[.J53]&amp;[.K54]" office:value-type="string" office:string-value="111101" calcext:value-type="string">
            <text:p>11110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formula="of:=[.B55]/[.$B$58]" office:value-type="percentage" office:value="0.00189393939393939" calcext:value-type="percentage">
            <text:p>0.19%</text:p>
          </table:table-cell>
          <table:table-cell table:formula="of:=[.D54]+[.B55]" office:value-type="float" office:value="528" calcext:value-type="float">
            <text:p>528</text:p>
          </table:table-cell>
          <table:table-cell table:formula="of:=[.D55]/[.$B$59]" office:value-type="float" office:value="0.0232619614062913" calcext:value-type="float">
            <text:p>0.02326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[.F34]&amp;[.G45]&amp;[.H50]&amp;[.I53]&amp;[.J55]" office:value-type="string" office:string-value="11111" calcext:value-type="string">
            <text:p>11111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Celkem</text:p>
          </table:table-cell>
          <table:table-cell table:formula="of:=SUM([.B2:.B55])" office:value-type="float" office:value="528" calcext:value-type="float">
            <text:p>528</text:p>
          </table:table-cell>
          <table:table-cell table:formula="of:=SUM([.C2:.C55])" office:value-type="percentage" office:value="1" calcext:value-type="percentage">
            <text:p>100.00%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Celk kc,rkc</text:p>
          </table:table-cell>
          <table:table-cell table:formula="of:=SUM([.D2:.D55])" office:value-type="float" office:value="22698" calcext:value-type="float">
            <text:p>22698</text:p>
          </table:table-cell>
          <table:table-cell table:formula="of:=SUM([.E2:.E55])" office:value-type="percentage" office:value="1" calcext:value-type="percentage">
            <text:p>100.00%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</table:table-row>
      </table:table>
      <table:table table:name="Huffman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Znak</text:p>
          </table:table-cell>
          <table:table-cell office:value-type="string" calcext:value-type="string">
            <text:p>[%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⎵</text:p>
          </table:table-cell>
          <table:table-cell office:value-type="float" office:value="0.123106060606061" calcext:value-type="float">
            <text:p>0.123106060606061</text:p>
          </table:table-cell>
          <table:table-cell/>
          <table:table-cell office:value-type="string" calcext:value-type="string">
            <text:p>⎵</text:p>
          </table:table-cell>
          <table:table-cell office:value-type="float" office:value="0.123106060606061" calcext:value-type="float">
            <text:p>0.123106060606061</text:p>
          </table:table-cell>
          <table:table-cell/>
          <table:table-cell office:value-type="string" calcext:value-type="string">
            <text:p>⎵</text:p>
          </table:table-cell>
          <table:table-cell office:value-type="float" office:value="0.123106060606061" calcext:value-type="float">
            <text:p>0.123106060606061</text:p>
          </table:table-cell>
          <table:table-cell/>
          <table:table-cell office:value-type="string" calcext:value-type="string">
            <text:p>⎵</text:p>
          </table:table-cell>
          <table:table-cell office:value-type="float" office:value="0.123106060606061" calcext:value-type="float">
            <text:p>0.123106060606061</text:p>
          </table:table-cell>
          <table:table-cell/>
          <table:table-cell office:value-type="string" calcext:value-type="string">
            <text:p>⎵</text:p>
          </table:table-cell>
          <table:table-cell office:value-type="float" office:value="0.123106060606061" calcext:value-type="float">
            <text:p>0.123106060606061</text:p>
          </table:table-cell>
          <table:table-cell/>
          <table:table-cell office:value-type="string" calcext:value-type="string">
            <text:p>⎵</text:p>
          </table:table-cell>
          <table:table-cell office:value-type="float" office:value="0.123106060606061" calcext:value-type="float">
            <text:p>0.123106060606061</text:p>
          </table:table-cell>
          <table:table-cell/>
          <table:table-cell office:value-type="string" calcext:value-type="string">
            <text:p>⎵</text:p>
          </table:table-cell>
          <table:table-cell office:value-type="float" office:value="0.123106060606061" calcext:value-type="float">
            <text:p>0.123106060606061</text:p>
          </table:table-cell>
          <table:table-cell/>
          <table:table-cell office:value-type="string" calcext:value-type="string">
            <text:p>⎵</text:p>
          </table:table-cell>
          <table:table-cell office:value-type="float" office:value="0.123106060606061" calcext:value-type="float">
            <text:p>0.123106060606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757575757575758" calcext:value-type="float">
            <text:p>0.075757575757575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0757575757575758" calcext:value-type="float">
            <text:p>0.075757575757575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0757575757575758" calcext:value-type="float">
            <text:p>0.075757575757575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0757575757575758" calcext:value-type="float">
            <text:p>0.075757575757575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0757575757575758" calcext:value-type="float">
            <text:p>0.075757575757575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0757575757575758" calcext:value-type="float">
            <text:p>0.075757575757575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0757575757575758" calcext:value-type="float">
            <text:p>0.075757575757575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0757575757575758" calcext:value-type="float">
            <text:p>0.0757575757575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568181818181818" calcext:value-type="float">
            <text:p>0.0568181818181818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.0568181818181818" calcext:value-type="float">
            <text:p>0.0568181818181818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.0568181818181818" calcext:value-type="float">
            <text:p>0.0568181818181818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.0568181818181818" calcext:value-type="float">
            <text:p>0.0568181818181818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.0568181818181818" calcext:value-type="float">
            <text:p>0.0568181818181818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.0568181818181818" calcext:value-type="float">
            <text:p>0.0568181818181818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.0568181818181818" calcext:value-type="float">
            <text:p>0.0568181818181818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.0568181818181818" calcext:value-type="float">
            <text:p>0.0568181818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053030303030303" calcext:value-type="float">
            <text:p>0.053030303030303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0.053030303030303" calcext:value-type="float">
            <text:p>0.053030303030303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0.053030303030303" calcext:value-type="float">
            <text:p>0.053030303030303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0.053030303030303" calcext:value-type="float">
            <text:p>0.053030303030303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0.053030303030303" calcext:value-type="float">
            <text:p>0.053030303030303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0.053030303030303" calcext:value-type="float">
            <text:p>0.053030303030303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0.053030303030303" calcext:value-type="float">
            <text:p>0.053030303030303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0.053030303030303" calcext:value-type="float">
            <text:p>0.053030303030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0454545454545455" calcext:value-type="float">
            <text:p>0.0454545454545455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0.0454545454545455" calcext:value-type="float">
            <text:p>0.0454545454545455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0.0454545454545455" calcext:value-type="float">
            <text:p>0.0454545454545455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0.0454545454545455" calcext:value-type="float">
            <text:p>0.0454545454545455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0.0454545454545455" calcext:value-type="float">
            <text:p>0.0454545454545455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0.0454545454545455" calcext:value-type="float">
            <text:p>0.0454545454545455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0.0454545454545455" calcext:value-type="float">
            <text:p>0.0454545454545455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0.0454545454545455" calcext:value-type="float">
            <text:p>0.0454545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0454545454545455" calcext:value-type="float">
            <text:p>0.045454545454545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.0454545454545455" calcext:value-type="float">
            <text:p>0.045454545454545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.0454545454545455" calcext:value-type="float">
            <text:p>0.045454545454545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.0454545454545455" calcext:value-type="float">
            <text:p>0.045454545454545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.0454545454545455" calcext:value-type="float">
            <text:p>0.045454545454545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.0454545454545455" calcext:value-type="float">
            <text:p>0.045454545454545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.0454545454545455" calcext:value-type="float">
            <text:p>0.045454545454545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.0454545454545455" calcext:value-type="float">
            <text:p>0.0454545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435606060606061" calcext:value-type="float">
            <text:p>0.043560606060606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.0435606060606061" calcext:value-type="float">
            <text:p>0.043560606060606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.0435606060606061" calcext:value-type="float">
            <text:p>0.043560606060606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.0435606060606061" calcext:value-type="float">
            <text:p>0.043560606060606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.0435606060606061" calcext:value-type="float">
            <text:p>0.043560606060606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.0435606060606061" calcext:value-type="float">
            <text:p>0.043560606060606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.0435606060606061" calcext:value-type="float">
            <text:p>0.043560606060606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.0435606060606061" calcext:value-type="float">
            <text:p>0.0435606060606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0416666666666667" calcext:value-type="float">
            <text:p>0.0416666666666667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0416666666666667" calcext:value-type="float">
            <text:p>0.0416666666666667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0416666666666667" calcext:value-type="float">
            <text:p>0.0416666666666667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0416666666666667" calcext:value-type="float">
            <text:p>0.0416666666666667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0416666666666667" calcext:value-type="float">
            <text:p>0.0416666666666667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0416666666666667" calcext:value-type="float">
            <text:p>0.0416666666666667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0416666666666667" calcext:value-type="float">
            <text:p>0.0416666666666667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0416666666666667" calcext:value-type="float">
            <text:p>0.0416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378787878787879" calcext:value-type="float">
            <text:p>0.0378787878787879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0.0378787878787879" calcext:value-type="float">
            <text:p>0.0378787878787879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0.0378787878787879" calcext:value-type="float">
            <text:p>0.0378787878787879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0.0378787878787879" calcext:value-type="float">
            <text:p>0.0378787878787879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0.0378787878787879" calcext:value-type="float">
            <text:p>0.0378787878787879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0.0378787878787879" calcext:value-type="float">
            <text:p>0.0378787878787879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0.0378787878787879" calcext:value-type="float">
            <text:p>0.0378787878787879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0.0378787878787879" calcext:value-type="float">
            <text:p>0.03787878787878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0359848484848485" calcext:value-type="float">
            <text:p>0.0359848484848485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0.0359848484848485" calcext:value-type="float">
            <text:p>0.0359848484848485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0.0359848484848485" calcext:value-type="float">
            <text:p>0.0359848484848485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0.0359848484848485" calcext:value-type="float">
            <text:p>0.0359848484848485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0.0359848484848485" calcext:value-type="float">
            <text:p>0.0359848484848485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0.0359848484848485" calcext:value-type="float">
            <text:p>0.0359848484848485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0.0359848484848485" calcext:value-type="float">
            <text:p>0.0359848484848485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0.0359848484848485" calcext:value-type="float">
            <text:p>0.0359848484848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á</text:p>
          </table:table-cell>
          <table:table-cell office:value-type="float" office:value="0.0321969696969697" calcext:value-type="float">
            <text:p>0.0321969696969697</text:p>
          </table:table-cell>
          <table:table-cell/>
          <table:table-cell office:value-type="string" calcext:value-type="string">
            <text:p>á</text:p>
          </table:table-cell>
          <table:table-cell office:value-type="float" office:value="0.0321969696969697" calcext:value-type="float">
            <text:p>0.0321969696969697</text:p>
          </table:table-cell>
          <table:table-cell/>
          <table:table-cell office:value-type="string" calcext:value-type="string">
            <text:p>á</text:p>
          </table:table-cell>
          <table:table-cell office:value-type="float" office:value="0.0321969696969697" calcext:value-type="float">
            <text:p>0.0321969696969697</text:p>
          </table:table-cell>
          <table:table-cell/>
          <table:table-cell office:value-type="string" calcext:value-type="string">
            <text:p>á</text:p>
          </table:table-cell>
          <table:table-cell office:value-type="float" office:value="0.0321969696969697" calcext:value-type="float">
            <text:p>0.0321969696969697</text:p>
          </table:table-cell>
          <table:table-cell/>
          <table:table-cell office:value-type="string" calcext:value-type="string">
            <text:p>á</text:p>
          </table:table-cell>
          <table:table-cell office:value-type="float" office:value="0.0321969696969697" calcext:value-type="float">
            <text:p>0.0321969696969697</text:p>
          </table:table-cell>
          <table:table-cell/>
          <table:table-cell office:value-type="string" calcext:value-type="string">
            <text:p>á</text:p>
          </table:table-cell>
          <table:table-cell office:value-type="float" office:value="0.0321969696969697" calcext:value-type="float">
            <text:p>0.0321969696969697</text:p>
          </table:table-cell>
          <table:table-cell/>
          <table:table-cell office:value-type="string" calcext:value-type="string">
            <text:p>á</text:p>
          </table:table-cell>
          <table:table-cell office:value-type="float" office:value="0.0321969696969697" calcext:value-type="float">
            <text:p>0.0321969696969697</text:p>
          </table:table-cell>
          <table:table-cell/>
          <table:table-cell office:value-type="string" calcext:value-type="string">
            <text:p>á</text:p>
          </table:table-cell>
          <table:table-cell office:value-type="float" office:value="0.0321969696969697" calcext:value-type="float">
            <text:p>0.0321969696969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.0321969696969697" calcext:value-type="float">
            <text:p>0.0321969696969697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321969696969697" calcext:value-type="float">
            <text:p>0.0321969696969697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321969696969697" calcext:value-type="float">
            <text:p>0.0321969696969697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321969696969697" calcext:value-type="float">
            <text:p>0.0321969696969697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321969696969697" calcext:value-type="float">
            <text:p>0.0321969696969697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321969696969697" calcext:value-type="float">
            <text:p>0.0321969696969697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321969696969697" calcext:value-type="float">
            <text:p>0.0321969696969697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321969696969697" calcext:value-type="float">
            <text:p>0.0321969696969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303030303030303" calcext:value-type="float">
            <text:p>0.0303030303030303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.0303030303030303" calcext:value-type="float">
            <text:p>0.0303030303030303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.0303030303030303" calcext:value-type="float">
            <text:p>0.0303030303030303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.0303030303030303" calcext:value-type="float">
            <text:p>0.0303030303030303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.0303030303030303" calcext:value-type="float">
            <text:p>0.0303030303030303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.0303030303030303" calcext:value-type="float">
            <text:p>0.0303030303030303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.0303030303030303" calcext:value-type="float">
            <text:p>0.0303030303030303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.0303030303030303" calcext:value-type="float">
            <text:p>0.0303030303030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65151515151515" calcext:value-type="float">
            <text:p>0.0265151515151515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0.0265151515151515" calcext:value-type="float">
            <text:p>0.0265151515151515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0.0265151515151515" calcext:value-type="float">
            <text:p>0.0265151515151515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0.0265151515151515" calcext:value-type="float">
            <text:p>0.0265151515151515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0.0265151515151515" calcext:value-type="float">
            <text:p>0.0265151515151515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0.0265151515151515" calcext:value-type="float">
            <text:p>0.0265151515151515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0.0265151515151515" calcext:value-type="float">
            <text:p>0.0265151515151515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0.0265151515151515" calcext:value-type="float">
            <text:p>0.0265151515151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265151515151515" calcext:value-type="float">
            <text:p>0.0265151515151515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0.0265151515151515" calcext:value-type="float">
            <text:p>0.0265151515151515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0.0265151515151515" calcext:value-type="float">
            <text:p>0.0265151515151515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0.0265151515151515" calcext:value-type="float">
            <text:p>0.0265151515151515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0.0265151515151515" calcext:value-type="float">
            <text:p>0.0265151515151515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0.0265151515151515" calcext:value-type="float">
            <text:p>0.0265151515151515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0.0265151515151515" calcext:value-type="float">
            <text:p>0.0265151515151515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0.0265151515151515" calcext:value-type="float">
            <text:p>0.0265151515151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246212121212121" calcext:value-type="float">
            <text:p>0.024621212121212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.0246212121212121" calcext:value-type="float">
            <text:p>0.024621212121212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.0246212121212121" calcext:value-type="float">
            <text:p>0.024621212121212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.0246212121212121" calcext:value-type="float">
            <text:p>0.024621212121212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.0246212121212121" calcext:value-type="float">
            <text:p>0.024621212121212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.0246212121212121" calcext:value-type="float">
            <text:p>0.024621212121212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.0246212121212121" calcext:value-type="float">
            <text:p>0.024621212121212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.0246212121212121" calcext:value-type="float">
            <text:p>0.0246212121212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246212121212121" calcext:value-type="float">
            <text:p>0.024621212121212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.0246212121212121" calcext:value-type="float">
            <text:p>0.024621212121212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.0246212121212121" calcext:value-type="float">
            <text:p>0.024621212121212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.0246212121212121" calcext:value-type="float">
            <text:p>0.024621212121212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.0246212121212121" calcext:value-type="float">
            <text:p>0.024621212121212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.0246212121212121" calcext:value-type="float">
            <text:p>0.024621212121212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.0246212121212121" calcext:value-type="float">
            <text:p>0.024621212121212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.0246212121212121" calcext:value-type="float">
            <text:p>0.0246212121212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246212121212121" calcext:value-type="float">
            <text:p>0.0246212121212121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.0246212121212121" calcext:value-type="float">
            <text:p>0.0246212121212121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.0246212121212121" calcext:value-type="float">
            <text:p>0.0246212121212121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.0246212121212121" calcext:value-type="float">
            <text:p>0.0246212121212121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.0246212121212121" calcext:value-type="float">
            <text:p>0.0246212121212121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.0246212121212121" calcext:value-type="float">
            <text:p>0.0246212121212121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.0246212121212121" calcext:value-type="float">
            <text:p>0.0246212121212121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.0246212121212121" calcext:value-type="float">
            <text:p>0.0246212121212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 ⎵</text:p>
          </table:table-cell>
          <table:table-cell office:value-type="float" office:value="0.0227272727272727" calcext:value-type="float">
            <text:p>0.0227272727272727</text:p>
          </table:table-cell>
          <table:table-cell/>
          <table:table-cell office:value-type="string" calcext:value-type="string">
            <text:p>hard ⎵</text:p>
          </table:table-cell>
          <table:table-cell office:value-type="float" office:value="0.0227272727272727" calcext:value-type="float">
            <text:p>0.0227272727272727</text:p>
          </table:table-cell>
          <table:table-cell/>
          <table:table-cell office:value-type="string" calcext:value-type="string">
            <text:p>hard ⎵</text:p>
          </table:table-cell>
          <table:table-cell office:value-type="float" office:value="0.0227272727272727" calcext:value-type="float">
            <text:p>0.0227272727272727</text:p>
          </table:table-cell>
          <table:table-cell/>
          <table:table-cell office:value-type="string" calcext:value-type="string">
            <text:p>hard ⎵</text:p>
          </table:table-cell>
          <table:table-cell office:value-type="float" office:value="0.0227272727272727" calcext:value-type="float">
            <text:p>0.0227272727272727</text:p>
          </table:table-cell>
          <table:table-cell/>
          <table:table-cell office:value-type="string" calcext:value-type="string">
            <text:p>hard ⎵</text:p>
          </table:table-cell>
          <table:table-cell office:value-type="float" office:value="0.0227272727272727" calcext:value-type="float">
            <text:p>0.0227272727272727</text:p>
          </table:table-cell>
          <table:table-cell/>
          <table:table-cell office:value-type="string" calcext:value-type="string">
            <text:p>hard ⎵</text:p>
          </table:table-cell>
          <table:table-cell office:value-type="float" office:value="0.0227272727272727" calcext:value-type="float">
            <text:p>0.0227272727272727</text:p>
          </table:table-cell>
          <table:table-cell/>
          <table:table-cell office:value-type="string" calcext:value-type="string">
            <text:p>hard ⎵</text:p>
          </table:table-cell>
          <table:table-cell office:value-type="float" office:value="0.0227272727272727" calcext:value-type="float">
            <text:p>0.0227272727272727</text:p>
          </table:table-cell>
          <table:table-cell/>
          <table:table-cell office:value-type="string" calcext:value-type="string">
            <text:p>hard ⎵</text:p>
          </table:table-cell>
          <table:table-cell office:value-type="float" office:value="0.0227272727272727" calcext:value-type="float">
            <text:p>0.02272727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í</text:p>
          </table:table-cell>
          <table:table-cell office:value-type="float" office:value="0.0208333333333333" calcext:value-type="float">
            <text:p>0.0208333333333333</text:p>
          </table:table-cell>
          <table:table-cell/>
          <table:table-cell office:value-type="string" calcext:value-type="string">
            <text:p>í</text:p>
          </table:table-cell>
          <table:table-cell office:value-type="float" office:value="0.0208333333333333" calcext:value-type="float">
            <text:p>0.0208333333333333</text:p>
          </table:table-cell>
          <table:table-cell/>
          <table:table-cell office:value-type="string" calcext:value-type="string">
            <text:p>í</text:p>
          </table:table-cell>
          <table:table-cell office:value-type="float" office:value="0.0208333333333333" calcext:value-type="float">
            <text:p>0.0208333333333333</text:p>
          </table:table-cell>
          <table:table-cell/>
          <table:table-cell office:value-type="string" calcext:value-type="string">
            <text:p>í</text:p>
          </table:table-cell>
          <table:table-cell office:value-type="float" office:value="0.0208333333333333" calcext:value-type="float">
            <text:p>0.0208333333333333</text:p>
          </table:table-cell>
          <table:table-cell/>
          <table:table-cell office:value-type="string" calcext:value-type="string">
            <text:p>í</text:p>
          </table:table-cell>
          <table:table-cell office:value-type="float" office:value="0.0208333333333333" calcext:value-type="float">
            <text:p>0.0208333333333333</text:p>
          </table:table-cell>
          <table:table-cell/>
          <table:table-cell office:value-type="string" calcext:value-type="string">
            <text:p>í</text:p>
          </table:table-cell>
          <table:table-cell office:value-type="float" office:value="0.0208333333333333" calcext:value-type="float">
            <text:p>0.0208333333333333</text:p>
          </table:table-cell>
          <table:table-cell/>
          <table:table-cell office:value-type="string" calcext:value-type="string">
            <text:p>í</text:p>
          </table:table-cell>
          <table:table-cell office:value-type="float" office:value="0.0208333333333333" calcext:value-type="float">
            <text:p>0.0208333333333333</text:p>
          </table:table-cell>
          <table:table-cell/>
          <table:table-cell office:value-type="string" calcext:value-type="string">
            <text:p>í</text:p>
          </table:table-cell>
          <table:table-cell office:value-type="float" office:value="0.0208333333333333" calcext:value-type="float">
            <text:p>0.0208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č</text:p>
          </table:table-cell>
          <table:table-cell office:value-type="float" office:value="0.0132575757575758" calcext:value-type="float">
            <text:p>0.013257575757575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.0132575757575758" calcext:value-type="float">
            <text:p>0.013257575757575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.0132575757575758" calcext:value-type="float">
            <text:p>0.013257575757575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.0132575757575758" calcext:value-type="float">
            <text:p>0.013257575757575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.0132575757575758" calcext:value-type="float">
            <text:p>0.013257575757575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.0132575757575758" calcext:value-type="float">
            <text:p>0.013257575757575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.0132575757575758" calcext:value-type="float">
            <text:p>0.013257575757575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.0132575757575758" calcext:value-type="float">
            <text:p>0.0132575757575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0132575757575758" calcext:value-type="float">
            <text:p>0.0132575757575758</text:p>
          </table:table-cell>
          <table:table-cell/>
          <table:table-cell office:value-type="string" calcext:value-type="string">
            <text:p>č</text:p>
          </table:table-cell>
          <table:table-cell office:value-type="float" office:value="0.0132575757575758" calcext:value-type="float">
            <text:p>0.0132575757575758</text:p>
          </table:table-cell>
          <table:table-cell/>
          <table:table-cell office:value-type="string" calcext:value-type="string">
            <text:p>č</text:p>
          </table:table-cell>
          <table:table-cell office:value-type="float" office:value="0.0132575757575758" calcext:value-type="float">
            <text:p>0.0132575757575758</text:p>
          </table:table-cell>
          <table:table-cell/>
          <table:table-cell office:value-type="string" calcext:value-type="string">
            <text:p>č</text:p>
          </table:table-cell>
          <table:table-cell office:value-type="float" office:value="0.0132575757575758" calcext:value-type="float">
            <text:p>0.0132575757575758</text:p>
          </table:table-cell>
          <table:table-cell/>
          <table:table-cell office:value-type="string" calcext:value-type="string">
            <text:p>č</text:p>
          </table:table-cell>
          <table:table-cell office:value-type="float" office:value="0.0132575757575758" calcext:value-type="float">
            <text:p>0.0132575757575758</text:p>
          </table:table-cell>
          <table:table-cell/>
          <table:table-cell office:value-type="string" calcext:value-type="string">
            <text:p>č</text:p>
          </table:table-cell>
          <table:table-cell office:value-type="float" office:value="0.0132575757575758" calcext:value-type="float">
            <text:p>0.0132575757575758</text:p>
          </table:table-cell>
          <table:table-cell/>
          <table:table-cell office:value-type="string" calcext:value-type="string">
            <text:p>č</text:p>
          </table:table-cell>
          <table:table-cell office:value-type="float" office:value="0.0132575757575758" calcext:value-type="float">
            <text:p>0.0132575757575758</text:p>
          </table:table-cell>
          <table:table-cell/>
          <table:table-cell office:value-type="string" calcext:value-type="string">
            <text:p>č</text:p>
          </table:table-cell>
          <table:table-cell office:value-type="float" office:value="0.0132575757575758" calcext:value-type="float">
            <text:p>0.0132575757575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</text:p>
          </table:table-cell>
          <table:table-cell office:value-type="float" office:value="0.0113636363636364" calcext:value-type="float">
            <text:p>0.0113636363636364</text:p>
          </table:table-cell>
          <table:table-cell/>
          <table:table-cell office:value-type="string" calcext:value-type="string">
            <text:p>é</text:p>
          </table:table-cell>
          <table:table-cell office:value-type="float" office:value="0.0113636363636364" calcext:value-type="float">
            <text:p>0.0113636363636364</text:p>
          </table:table-cell>
          <table:table-cell/>
          <table:table-cell office:value-type="string" calcext:value-type="string">
            <text:p>é</text:p>
          </table:table-cell>
          <table:table-cell office:value-type="float" office:value="0.0113636363636364" calcext:value-type="float">
            <text:p>0.0113636363636364</text:p>
          </table:table-cell>
          <table:table-cell/>
          <table:table-cell office:value-type="string" calcext:value-type="string">
            <text:p>é</text:p>
          </table:table-cell>
          <table:table-cell office:value-type="float" office:value="0.0113636363636364" calcext:value-type="float">
            <text:p>0.0113636363636364</text:p>
          </table:table-cell>
          <table:table-cell/>
          <table:table-cell office:value-type="string" calcext:value-type="string">
            <text:p>é</text:p>
          </table:table-cell>
          <table:table-cell office:value-type="float" office:value="0.0113636363636364" calcext:value-type="float">
            <text:p>0.0113636363636364</text:p>
          </table:table-cell>
          <table:table-cell/>
          <table:table-cell office:value-type="string" calcext:value-type="string">
            <text:p>é</text:p>
          </table:table-cell>
          <table:table-cell office:value-type="float" office:value="0.0113636363636364" calcext:value-type="float">
            <text:p>0.0113636363636364</text:p>
          </table:table-cell>
          <table:table-cell/>
          <table:table-cell office:value-type="string" calcext:value-type="string">
            <text:p>é</text:p>
          </table:table-cell>
          <table:table-cell office:value-type="float" office:value="0.0113636363636364" calcext:value-type="float">
            <text:p>0.0113636363636364</text:p>
          </table:table-cell>
          <table:table-cell/>
          <table:table-cell office:value-type="string" calcext:value-type="string">
            <text:p>é</text:p>
          </table:table-cell>
          <table:table-cell office:value-type="float" office:value="0.0113636363636364" calcext:value-type="float">
            <text:p>0.0113636363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113636363636364" calcext:value-type="float">
            <text:p>0.0113636363636364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113636363636364" calcext:value-type="float">
            <text:p>0.0113636363636364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113636363636364" calcext:value-type="float">
            <text:p>0.0113636363636364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113636363636364" calcext:value-type="float">
            <text:p>0.0113636363636364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113636363636364" calcext:value-type="float">
            <text:p>0.0113636363636364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113636363636364" calcext:value-type="float">
            <text:p>0.0113636363636364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113636363636364" calcext:value-type="float">
            <text:p>0.0113636363636364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113636363636364" calcext:value-type="float">
            <text:p>0.0113636363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0113636363636364" calcext:value-type="float">
            <text:p>0.01136363636363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.0113636363636364" calcext:value-type="float">
            <text:p>0.01136363636363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.0113636363636364" calcext:value-type="float">
            <text:p>0.01136363636363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.0113636363636364" calcext:value-type="float">
            <text:p>0.01136363636363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.0113636363636364" calcext:value-type="float">
            <text:p>0.01136363636363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.0113636363636364" calcext:value-type="float">
            <text:p>0.01136363636363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.0113636363636364" calcext:value-type="float">
            <text:p>0.01136363636363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.0113636363636364" calcext:value-type="float">
            <text:p>0.0113636363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0.00946969696969697" calcext:value-type="float">
            <text:p>0.00946969696969697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0.00946969696969697" calcext:value-type="float">
            <text:p>0.00946969696969697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0.00946969696969697" calcext:value-type="float">
            <text:p>0.00946969696969697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0.00946969696969697" calcext:value-type="float">
            <text:p>0.00946969696969697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0.00946969696969697" calcext:value-type="float">
            <text:p>0.00946969696969697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0.00946969696969697" calcext:value-type="float">
            <text:p>0.00946969696969697</text:p>
          </table:table-cell>
          <table:table-cell/>
          <table:table-cell office:value-type="string" calcext:value-type="string">
            <text:p>VK</text:p>
          </table:table-cell>
          <table:table-cell table:formula="of:=[.Q28]+[.Q27]" office:value-type="float" office:value="0.0189393939393939" calcext:value-type="float">
            <text:p>0.0189393939393939</text:p>
          </table:table-cell>
          <table:table-cell/>
          <table:table-cell office:value-type="string" calcext:value-type="string">
            <text:p>VK</text:p>
          </table:table-cell>
          <table:table-cell table:formula="of:=[.T28]+[.T27]" office:value-type="float" office:value="0.0284090909090909" calcext:value-type="float">
            <text:p>0.02840909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946969696969697" calcext:value-type="float">
            <text:p>0.00946969696969697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0.00946969696969697" calcext:value-type="float">
            <text:p>0.00946969696969697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0.00946969696969697" calcext:value-type="float">
            <text:p>0.00946969696969697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0.00946969696969697" calcext:value-type="float">
            <text:p>0.00946969696969697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0.00946969696969697" calcext:value-type="float">
            <text:p>0.00946969696969697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0.00946969696969697" calcext:value-type="float">
            <text:p>0.00946969696969697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0.00946969696969697" calcext:value-type="float">
            <text:p>0.00946969696969697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0.00946969696969697" calcext:value-type="float">
            <text:p>0.00946969696969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0.00946969696969697" calcext:value-type="float">
            <text:p>0.00946969696969697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.00946969696969697" calcext:value-type="float">
            <text:p>0.00946969696969697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.00946969696969697" calcext:value-type="float">
            <text:p>0.00946969696969697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.00946969696969697" calcext:value-type="float">
            <text:p>0.00946969696969697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.00946969696969697" calcext:value-type="float">
            <text:p>0.00946969696969697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.00946969696969697" calcext:value-type="float">
            <text:p>0.00946969696969697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0.00946969696969697" calcext:value-type="float">
            <text:p>0.00946969696969697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0.00946969696969697" calcext:value-type="float">
            <text:p>0.00946969696969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</text:p>
          </table:table-cell>
          <table:table-cell office:value-type="float" office:value="0.00757575757575758" calcext:value-type="float">
            <text:p>0.00757575757575758</text:p>
          </table:table-cell>
          <table:table-cell/>
          <table:table-cell office:value-type="string" calcext:value-type="string">
            <text:p>ž</text:p>
          </table:table-cell>
          <table:table-cell office:value-type="float" office:value="0.00757575757575758" calcext:value-type="float">
            <text:p>0.00757575757575758</text:p>
          </table:table-cell>
          <table:table-cell/>
          <table:table-cell office:value-type="string" calcext:value-type="string">
            <text:p>ž</text:p>
          </table:table-cell>
          <table:table-cell office:value-type="float" office:value="0.00757575757575758" calcext:value-type="float">
            <text:p>0.00757575757575758</text:p>
          </table:table-cell>
          <table:table-cell/>
          <table:table-cell office:value-type="string" calcext:value-type="string">
            <text:p>ž</text:p>
          </table:table-cell>
          <table:table-cell office:value-type="float" office:value="0.00757575757575758" calcext:value-type="float">
            <text:p>0.00757575757575758</text:p>
          </table:table-cell>
          <table:table-cell/>
          <table:table-cell office:value-type="string" calcext:value-type="string">
            <text:p>ž</text:p>
          </table:table-cell>
          <table:table-cell office:value-type="float" office:value="0.00757575757575758" calcext:value-type="float">
            <text:p>0.00757575757575758</text:p>
          </table:table-cell>
          <table:table-cell/>
          <table:table-cell office:value-type="string" calcext:value-type="string">
            <text:p>ž</text:p>
          </table:table-cell>
          <table:table-cell office:value-type="float" office:value="0.00757575757575758" calcext:value-type="float">
            <text:p>0.00757575757575758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.00946969696969697" calcext:value-type="float">
            <text:p>0.00946969696969697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.00946969696969697" calcext:value-type="float">
            <text:p>0.00946969696969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00568181818181818" calcext:value-type="float">
            <text:p>0.0056818181818181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568181818181818" calcext:value-type="float">
            <text:p>0.0056818181818181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568181818181818" calcext:value-type="float">
            <text:p>0.0056818181818181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568181818181818" calcext:value-type="float">
            <text:p>0.0056818181818181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568181818181818" calcext:value-type="float">
            <text:p>0.00568181818181818</text:p>
          </table:table-cell>
          <table:table-cell/>
          <table:table-cell office:value-type="string" calcext:value-type="string">
            <text:p>gf</text:p>
          </table:table-cell>
          <table:table-cell office:value-type="float" office:value="0.00757575757575758" calcext:value-type="float">
            <text:p>0.00757575757575758</text:p>
          </table:table-cell>
          <table:table-cell/>
          <table:table-cell office:value-type="string" calcext:value-type="string">
            <text:p>9E1ě</text:p>
          </table:table-cell>
          <table:table-cell table:formula="of:=[.Q32]+[.Q33]" office:value-type="float" office:value="0.0151515151515152" calcext:value-type="float">
            <text:p>0.0151515151515152</text:p>
          </table:table-cell>
          <table:table-cell/>
          <table:table-cell office:value-type="string" calcext:value-type="string">
            <text:p>9E1ě</text:p>
          </table:table-cell>
          <table:table-cell table:formula="of:=[.T32]+[.T33]" office:value-type="float" office:value="0.0151515151515152" calcext:value-type="float">
            <text:p>0.0151515151515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568181818181818" calcext:value-type="float">
            <text:p>0.00568181818181818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0.00568181818181818" calcext:value-type="float">
            <text:p>0.00568181818181818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0.00568181818181818" calcext:value-type="float">
            <text:p>0.00568181818181818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0.00568181818181818" calcext:value-type="float">
            <text:p>0.00568181818181818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0.00568181818181818" calcext:value-type="float">
            <text:p>0.00568181818181818</text:p>
          </table:table-cell>
          <table:table-cell/>
          <table:table-cell office:value-type="string" calcext:value-type="string">
            <text:p>HGT</text:p>
          </table:table-cell>
          <table:table-cell office:value-type="float" office:value="0.00757575757575758" calcext:value-type="float">
            <text:p>0.00757575757575758</text:p>
          </table:table-cell>
          <table:table-cell/>
          <table:table-cell office:value-type="string" calcext:value-type="string">
            <text:p>ž</text:p>
          </table:table-cell>
          <table:table-cell office:value-type="float" office:value="0.00757575757575758" calcext:value-type="float">
            <text:p>0.00757575757575758</text:p>
          </table:table-cell>
          <table:table-cell/>
          <table:table-cell office:value-type="string" calcext:value-type="string">
            <text:p>ž</text:p>
          </table:table-cell>
          <table:table-cell office:value-type="float" office:value="0.00757575757575758" calcext:value-type="float">
            <text:p>0.00757575757575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0568181818181818" calcext:value-type="float">
            <text:p>0.00568181818181818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0.00568181818181818" calcext:value-type="float">
            <text:p>0.00568181818181818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0.00568181818181818" calcext:value-type="float">
            <text:p>0.00568181818181818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0.00568181818181818" calcext:value-type="float">
            <text:p>0.00568181818181818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0.00568181818181818" calcext:value-type="float">
            <text:p>0.00568181818181818</text:p>
          </table:table-cell>
          <table:table-cell/>
          <table:table-cell office:value-type="string" calcext:value-type="string">
            <text:p>PM</text:p>
          </table:table-cell>
          <table:table-cell office:value-type="float" office:value="0.00757575757575758" calcext:value-type="float">
            <text:p>0.00757575757575758</text:p>
          </table:table-cell>
          <table:table-cell/>
          <table:table-cell office:value-type="string" calcext:value-type="string">
            <text:p>gf</text:p>
          </table:table-cell>
          <table:table-cell office:value-type="float" office:value="0.00757575757575758" calcext:value-type="float">
            <text:p>0.007575757575757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GTgf</text:p>
          </table:table-cell>
          <table:table-cell office:value-type="float" office:value="0.0151515151515152" calcext:value-type="float">
            <text:p>0.0151515151515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PMHGTgf</text:p>
          </table:table-cell>
          <table:table-cell office:value-type="float" office:value="0.0303030303030303" calcext:value-type="float">
            <text:p>0.0303030303030303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ě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ě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ě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ě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řR</text:p>
          </table:table-cell>
          <table:table-cell office:value-type="float" office:value="0.00757575757575758" calcext:value-type="float">
            <text:p>0.00757575757575758</text:p>
          </table:table-cell>
          <table:table-cell/>
          <table:table-cell office:value-type="string" calcext:value-type="string">
            <text:p>HGT</text:p>
          </table:table-cell>
          <table:table-cell office:value-type="float" office:value="0.00757575757575758" calcext:value-type="float">
            <text:p>0.00757575757575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RPM</text:p>
          </table:table-cell>
          <table:table-cell office:value-type="float" office:value="0.0151515151515152" calcext:value-type="float">
            <text:p>0.0151515151515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ůýSšJN64c</text:p>
          </table:table-cell>
          <table:table-cell office:value-type="float" office:value="0.0284090909090909" calcext:value-type="float">
            <text:p>0.028409090909090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378787878787879" calcext:value-type="float">
            <text:p>0.00378787878787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š</text:p>
          </table:table-cell>
          <table:table-cell office:value-type="float" office:value="0.00757575757575758" calcext:value-type="float">
            <text:p>0.00757575757575758</text:p>
          </table:table-cell>
          <table:table-cell/>
          <table:table-cell office:value-type="string" calcext:value-type="string">
            <text:p>PM</text:p>
          </table:table-cell>
          <table:table-cell office:value-type="float" office:value="0.00757575757575758" calcext:value-type="float">
            <text:p>0.007575757575757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ůýSš</text:p>
          </table:table-cell>
          <table:table-cell office:value-type="float" office:value="0.0151515151515152" calcext:value-type="float">
            <text:p>0.01515151515151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0.00378787878787879" calcext:value-type="float">
            <text:p>0.00378787878787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ůý</text:p>
          </table:table-cell>
          <table:table-cell office:value-type="float" office:value="0.00757575757575758" calcext:value-type="float">
            <text:p>0.00757575757575758</text:p>
          </table:table-cell>
          <table:table-cell/>
          <table:table-cell office:value-type="string" calcext:value-type="string">
            <text:p>řR</text:p>
          </table:table-cell>
          <table:table-cell office:value-type="float" office:value="0.00757575757575758" calcext:value-type="float">
            <text:p>0.00757575757575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N64c</text:p>
          </table:table-cell>
          <table:table-cell office:value-type="float" office:value="0.0132575757575758" calcext:value-type="float">
            <text:p>0.01325757575757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GT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GT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GT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GT</text:p>
          </table:table-cell>
          <table:table-cell office:value-type="float" office:value="0.00378787878787879" calcext:value-type="float">
            <text:p>0.00378787878787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N64</text:p>
          </table:table-cell>
          <table:table-cell office:value-type="float" office:value="0.00757575757575758" calcext:value-type="float">
            <text:p>0.00757575757575758</text:p>
          </table:table-cell>
          <table:table-cell/>
          <table:table-cell office:value-type="string" calcext:value-type="string">
            <text:p>Sš</text:p>
          </table:table-cell>
          <table:table-cell office:value-type="float" office:value="0.00757575757575758" calcext:value-type="float">
            <text:p>0.007575757575757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0378787878787879" calcext:value-type="float">
            <text:p>0.00378787878787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0.00568181818181818" calcext:value-type="float">
            <text:p>0.00568181818181818</text:p>
          </table:table-cell>
          <table:table-cell/>
          <table:table-cell office:value-type="string" calcext:value-type="string">
            <text:p>Wůý</text:p>
          </table:table-cell>
          <table:table-cell office:value-type="float" office:value="0.00757575757575758" calcext:value-type="float">
            <text:p>0.0075757575757575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š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0378787878787879" calcext:value-type="float">
            <text:p>0.00378787878787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0.00568181818181818" calcext:value-type="float">
            <text:p>0.005681818181818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N64</text:p>
          </table:table-cell>
          <table:table-cell office:value-type="float" office:value="0.00757575757575758" calcext:value-type="float">
            <text:p>0.007575757575757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.00378787878787879" calcext:value-type="float">
            <text:p>0.00378787878787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float" office:value="0.00568181818181818" calcext:value-type="float">
            <text:p>0.0056818181818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0.00568181818181818" calcext:value-type="float">
            <text:p>0.005681818181818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.00378787878787879" calcext:value-type="float">
            <text:p>0.00378787878787879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9E1</text:p>
          </table:table-cell>
          <table:table-cell office:value-type="float" office:value="0.00568181818181818" calcext:value-type="float">
            <text:p>0.0056818181818181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ř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ř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ř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ř</text:p>
          </table:table-cell>
          <table:table-cell office:value-type="float" office:value="0.00378787878787879" calcext:value-type="float">
            <text:p>0.00378787878787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ě</text:p>
          </table:table-cell>
          <table:table-cell office:value-type="float" office:value="0.00378787878787879" calcext:value-type="float">
            <text:p>0.003787878787878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ř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.00378787878787879" calcext:value-type="float">
            <text:p>0.0037878787878787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ě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š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š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š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š</text:p>
          </table:table-cell>
          <table:table-cell office:value-type="float" office:value="0.00378787878787879" calcext:value-type="float">
            <text:p>0.0037878787878787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0.00189393939393939" calcext:value-type="float">
            <text:p>0.00189393939393939</text:p>
          </table:table-cell>
          <table:table-cell/>
          <table:table-cell office:value-type="string" calcext:value-type="string">
            <text:p>ý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ý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ý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ý</text:p>
          </table:table-cell>
          <table:table-cell office:value-type="float" office:value="0.00378787878787879" calcext:value-type="float">
            <text:p>0.0037878787878787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0.00189393939393939" calcext:value-type="float">
            <text:p>0.00189393939393939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00189393939393939" calcext:value-type="float">
            <text:p>0.00189393939393939</text:p>
          </table:table-cell>
          <table:table-cell/>
          <table:table-cell office:value-type="string" calcext:value-type="string">
            <text:p>Wů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Wů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Wů</text:p>
          </table:table-cell>
          <table:table-cell office:value-type="float" office:value="0.00378787878787879" calcext:value-type="float">
            <text:p>0.0037878787878787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0.00189393939393939" calcext:value-type="float">
            <text:p>0.00189393939393939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00189393939393939" calcext:value-type="float">
            <text:p>0.00189393939393939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00189393939393939" calcext:value-type="float">
            <text:p>0.00189393939393939</text:p>
          </table:table-cell>
          <table:table-cell/>
          <table:table-cell office:value-type="string" calcext:value-type="string">
            <text:p>JN</text:p>
          </table:table-cell>
          <table:table-cell office:value-type="float" office:value="0.00378787878787879" calcext:value-type="float">
            <text:p>0.00378787878787879</text:p>
          </table:table-cell>
          <table:table-cell/>
          <table:table-cell office:value-type="string" calcext:value-type="string">
            <text:p>JN</text:p>
          </table:table-cell>
          <table:table-cell office:value-type="float" office:value="0.00378787878787879" calcext:value-type="float">
            <text:p>0.0037878787878787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0.00189393939393939" calcext:value-type="float">
            <text:p>0.00189393939393939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00189393939393939" calcext:value-type="float">
            <text:p>0.00189393939393939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00189393939393939" calcext:value-type="float">
            <text:p>0.00189393939393939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00189393939393939" calcext:value-type="float">
            <text:p>0.00189393939393939</text:p>
          </table:table-cell>
          <table:table-cell/>
          <table:table-cell office:value-type="string" calcext:value-type="string">
            <text:p>64</text:p>
          </table:table-cell>
          <table:table-cell office:value-type="float" office:value="0.00378787878787879" calcext:value-type="float">
            <text:p>0.0037878787878787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00189393939393939" calcext:value-type="float">
            <text:p>0.00189393939393939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00189393939393939" calcext:value-type="float">
            <text:p>0.00189393939393939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00189393939393939" calcext:value-type="float">
            <text:p>0.00189393939393939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00189393939393939" calcext:value-type="float">
            <text:p>0.0018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E</text:p>
          </table:table-cell>
          <table:table-cell office:value-type="float" office:value="0.00378787878787879" calcext:value-type="float">
            <text:p>0.0037878787878787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ů</text:p>
          </table:table-cell>
          <table:table-cell office:value-type="float" office:value="0.00189393939393939" calcext:value-type="float">
            <text:p>0.00189393939393939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.00189393939393939" calcext:value-type="float">
            <text:p>0.00189393939393939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00189393939393939" calcext:value-type="float">
            <text:p>0.00189393939393939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00189393939393939" calcext:value-type="float">
            <text:p>0.00189393939393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00189393939393939" calcext:value-type="float">
            <text:p>0.0018939393939393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00189393939393939" calcext:value-type="float">
            <text:p>0.001893939393939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.00189393939393939" calcext:value-type="float">
            <text:p>0.00189393939393939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.00189393939393939" calcext:value-type="float">
            <text:p>0.00189393939393939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00189393939393939" calcext:value-type="float">
            <text:p>0.0018939393939393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00189393939393939" calcext:value-type="float">
            <text:p>0.00189393939393939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.00189393939393939" calcext:value-type="float">
            <text:p>0.001893939393939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.00189393939393939" calcext:value-type="float">
            <text:p>0.0018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0.00189393939393939" calcext:value-type="float">
            <text:p>0.00189393939393939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189393939393939" calcext:value-type="float">
            <text:p>0.00189393939393939</text:p>
          </table:table-cell>
          <table:table-cell/>
          <table:table-cell office:value-type="string" calcext:value-type="string">
            <text:p>ů</text:p>
          </table:table-cell>
          <table:table-cell office:value-type="float" office:value="0.00189393939393939" calcext:value-type="float">
            <text:p>0.0018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00189393939393939" calcext:value-type="float">
            <text:p>0.0018939393939393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0189393939393939" calcext:value-type="float">
            <text:p>0.0018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.00189393939393939" calcext:value-type="float">
            <text:p>0.0018939393939393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00189393939393939" calcext:value-type="float">
            <text:p>0.0018939393939393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</table:table>
      <table:named-expressions/>
      <table:database-ranges>
        <table:database-range table:name="__Anonymous_Sheet_DB__0" table:target-range-address="'Shannon-Fano'.A1:'Shannon-Fano'.C56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Huffman.Y2:Huffman.Z3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1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1:01:10.261953995</meta:creation-date>
    <dc:date>2022-12-02T13:01:58.596119319</dc:date>
    <meta:editing-duration>PT48M41S</meta:editing-duration>
    <meta:editing-cycles>8</meta:editing-cycles>
    <meta:generator>LibreOffice/7.3.6.2$Linux_X86_64 LibreOffice_project/30$Build-2</meta:generator>
    <meta:document-statistic meta:table-count="2" meta:cell-count="1246" meta:object-count="0"/>
  </office:meta>
</office:document-meta>
</file>